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4" style:family="graphic" style:parent-style-name="objectwithoutfill">
      <style:graphic-properties draw:marker-end="Arrow" draw:marker-end-width="0.1cm" draw:fill="none" draw:textarea-vertical-align="middle"/>
    </style:style>
    <style:style style:name="gr5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6" style:family="graphic" style:parent-style-name="standard">
      <style:graphic-properties draw:fill-color="#e6e6e6" draw:fill-image-width="0cm" draw:fill-image-height="0cm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g>
          <draw:custom-shape draw:style-name="gr1" draw:text-style-name="P2" xml:id="id1" draw:id="id1" draw:layer="layout" svg:width="2.3cm" svg:height="1.698cm" svg:x="1.1cm" svg:y="3.9cm">
            <text:p text:style-name="P1"><text:span text:style-name="T1">Total</text:span></text:p>
            <text:p text:style-name="P1"><text:span text:style-name="T1">6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2" draw:id="id2" draw:layer="layout" svg:width="2.4cm" svg:height="1.6cm" svg:x="5cm" svg:y="2.4cm">
            <text:p text:style-name="P1"><text:span text:style-name="T1">Ra-223</text:span></text:p>
            <text:p text:style-name="P1"><text:span text:style-name="T1">3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3" draw:id="id3" draw:layer="layout" svg:width="2.4cm" svg:height="1.6cm" svg:x="4.999cm" svg:y="5.399cm">
            <text:p text:style-name="P1"><text:span text:style-name="T1">Placebo</text:span></text:p>
            <text:p text:style-name="P1"><text:span text:style-name="T1">3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2" xml:id="id4" draw:id="id4" draw:layer="layout" svg:width="3.201cm" svg:height="1.6cm" svg:x="10.599cm" svg:y="2.399cm">
            <text:p text:style-name="P1"><text:span text:style-name="T1">Completed</text:span></text:p>
            <text:p text:style-name="P1"><text:span text:style-name="T1">28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2" xml:id="id5" draw:id="id5" draw:layer="layout" svg:width="3.202cm" svg:height="1.6cm" svg:x="10.598cm" svg:y="5.398cm">
            <text:p text:style-name="P1"><text:span text:style-name="T1">Completed</text:span></text:p>
            <text:p text:style-name="P1"><text:span text:style-name="T1">2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3.4cm" svg:y1="4.749cm" svg:x2="5cm" svg:y2="3.2cm" draw:start-shape="id1" draw:start-glue-point="1" draw:end-shape="id2" draw:end-glue-point="3" svg:d="m3400 4749 1600-1549">
            <text:p/>
          </draw:connector>
          <draw:connector draw:style-name="gr4" draw:text-style-name="P1" draw:layer="layout" draw:type="line" svg:x1="3.4cm" svg:y1="4.749cm" svg:x2="4.999cm" svg:y2="6.199cm" draw:start-shape="id1" draw:start-glue-point="1" draw:end-shape="id3" draw:end-glue-point="3" svg:d="m3400 4749 1599 1450">
            <text:p/>
          </draw:connector>
          <draw:connector draw:style-name="gr4" draw:text-style-name="P1" xml:id="id6" draw:id="id6" draw:layer="layout" draw:type="line" svg:x1="7.4cm" svg:y1="3.2cm" svg:x2="10.599cm" svg:y2="3.199cm" draw:start-shape="id2" draw:start-glue-point="1" draw:end-shape="id4" draw:end-glue-point="3" svg:d="m7400 3200 3199-1">
            <text:p/>
          </draw:connector>
          <draw:connector draw:style-name="gr4" draw:text-style-name="P1" xml:id="id8" draw:id="id8" draw:layer="layout" draw:type="line" svg:x1="7.399cm" svg:y1="6.199cm" svg:x2="10.598cm" svg:y2="6.198cm" draw:start-shape="id3" draw:start-glue-point="1" draw:end-shape="id5" draw:end-glue-point="3" svg:d="m7399 6199 3199-1">
            <text:p/>
          </draw:connector>
          <draw:custom-shape draw:style-name="gr5" draw:text-style-name="P4" xml:id="id7" draw:id="id7" draw:layer="layout" svg:width="6.2cm" svg:height="1.8cm" svg:x="5.9cm" svg:y="0.2cm">
            <text:p text:style-name="P3"><text:span text:style-name="T1">2: Progressive Dx</text:span></text:p>
            <text:p text:style-name="P3"><text:span text:style-name="T1">2: Cardiac Dx</text:span></text:p>
            <text:p text:style-name="P3"><text:span text:style-name="T1">1: Confus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4" xml:id="id9" draw:id="id9" draw:layer="layout" svg:width="6.2cm" svg:height="2.201cm" svg:x="5.9cm" svg:y="7.399cm">
            <text:p text:style-name="P3"><text:span text:style-name="T1">4: Progressive Dx</text:span></text:p>
            <text:p text:style-name="P3"><text:span text:style-name="T1">4: Patient preference</text:span></text:p>
            <text:p text:style-name="P3"><text:span text:style-name="T1">1: Cardiac Dx</text:span></text:p>
            <text:p text:style-name="P3"><text:span text:style-name="T1">1: Confus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1" draw:layer="layout" draw:type="line" svg:x1="8.999cm" svg:y1="3.199cm" svg:x2="9cm" svg:y2="2cm" draw:start-shape="id6" draw:start-glue-point="0" draw:end-shape="id7" draw:end-glue-point="2" svg:d="m8999 3199 1-1199">
            <text:p/>
          </draw:connector>
          <draw:connector draw:style-name="gr4" draw:text-style-name="P1" draw:layer="layout" draw:type="line" svg:x1="8.998cm" svg:y1="6.198cm" svg:x2="9cm" svg:y2="7.399cm" draw:start-shape="id8" draw:start-glue-point="0" draw:end-shape="id9" draw:end-glue-point="0" svg:d="m8998 6198 2 120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8T17:16:41.69</meta:creation-date>
    <dc:date>2014-01-11T19:56:30</dc:date>
    <meta:editing-duration>PT13M56S</meta:editing-duration>
    <meta:editing-cycles>7</meta:editing-cycles>
    <meta:generator>OpenOffice/4.0.1$Unix OpenOffice.org_project/401m5$Build-9714</meta:generator>
    <dc:creator>Sin-di Lee</dc:creator>
    <meta:document-statistic meta:object-count="14"/>
  </office:meta>
</office:document-meta>
</file>